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ggs &amp; Stratton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900" calcext:value-type="currency">
            <text:p>$900.00</text:p>
          </table:table-cell>
          <table:table-cell/>
        </table:table-row>
        <table:table-row table:style-name="ro1">
          <table:table-cell office:value-type="string" calcext:value-type="string">
            <text:p>SPT5</text:p>
          </table:table-cell>
          <table:table-cell office:value-type="string" calcext:value-type="string">
            <text:p>JetCat</text:p>
          </table:table-cell>
          <table:table-cell/>
          <table:table-cell office:value-type="float" office:value="5" calcext:value-type="float">
            <text:p>5</text:p>
          </table:table-cell>
          <table:table-cell office:value-type="currency" office:currency="USD" office:value="4495" calcext:value-type="currency">
            <text:p>$4,495.00</text:p>
          </table:table-cell>
          <table:table-cell office:value-type="string" calcext:value-type="string">
            <text:p><text:a xlink:href="http://www.sitewavesstores5.com/mm5/merchant.mvc?Screen=PROD&amp;Store_Code=JetCat&amp;Product_Code=SPT5&amp;Category_Code=TURB" xlink:type="simple">http://www.sitewavesstores5.com/mm5/merchant.mvc?Screen=PROD&amp;Store_Code=JetCat&amp;Product_Code=SPT5&amp;Category_Code=TURB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4:12:58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5-08-26T18:32:58.819000000</meta:creation-date>
    <dc:date>2015-08-27T14:13:22.833000000</dc:date>
    <dc:creator>Peter McCloud</dc:creator>
    <meta:editing-duration>PT9M41S</meta:editing-duration>
    <meta:editing-cycles>2</meta:editing-cycles>
    <meta:generator>LibreOffice/4.4.1.2$Windows_x86 LibreOffice_project/45e2de17089c24a1fa810c8f975a7171ba4cd432</meta:generator>
    <meta:document-statistic meta:table-count="1" meta:cell-count="14" meta:object-count="0"/>
  </office:meta>
</office:document-meta>
</file>